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T4" style:parent-style-name="Absatz-Standardschriftart" style:family="text">
      <style:text-properties style:font-name="Arial"/>
    </style:style>
    <style:style style:name="T5" style:parent-style-name="Absatz-Standardschriftart" style:family="text">
      <style:text-properties style:font-name="Arial"/>
    </style:style>
    <style:style style:name="T6" style:parent-style-name="Absatz-Standardschriftart" style:family="text">
      <style:text-properties style:font-name="Arial"/>
    </style:style>
    <style:style style:name="T7" style:parent-style-name="Absatz-Standardschriftart" style:family="text">
      <style:text-properties style:font-name="Arial"/>
    </style:style>
    <style:style style:name="T8" style:parent-style-name="Absatz-Standardschriftart" style:family="text">
      <style:text-properties style:font-name="Arial"/>
    </style:style>
    <style:style style:name="T9" style:parent-style-name="Absatz-Standardschriftart" style:family="text">
      <style:text-properties style:font-name="Arial"/>
    </style:style>
    <style:style style:name="T10" style:parent-style-name="Absatz-Standardschriftart" style:family="text">
      <style:text-properties style:font-name="Arial"/>
    </style:style>
    <style:style style:name="T11" style:parent-style-name="Absatz-Standardschriftart" style:family="text">
      <style:text-properties style:font-name="Arial"/>
    </style:style>
    <style:style style:name="T12" style:parent-style-name="Absatz-Standardschriftart" style:family="text">
      <style:text-properties style:font-name="Arial"/>
    </style:style>
    <style:style style:name="T13" style:parent-style-name="Absatz-Standardschriftart" style:family="text">
      <style:text-properties style:font-name="Arial"/>
    </style:style>
    <style:style style:name="T14" style:parent-style-name="Absatz-Standardschriftart" style:family="text">
      <style:text-properties style:font-name="Arial"/>
    </style:style>
    <style:style style:name="T15" style:parent-style-name="Absatz-Standardschriftart" style:family="text">
      <style:text-properties style:font-name="Arial"/>
    </style:style>
    <style:style style:name="T16" style:parent-style-name="Absatz-Standardschriftart" style:family="text">
      <style:text-properties style:font-name="Arial"/>
    </style:style>
    <style:style style:name="T17" style:parent-style-name="Absatz-Standardschriftart" style:family="text">
      <style:text-properties style:font-name="Arial"/>
    </style:style>
    <style:style style:name="T18" style:parent-style-name="Absatz-Standardschriftart" style:family="text">
      <style:text-properties style:font-name="Arial"/>
    </style:style>
    <style:style style:name="T19" style:parent-style-name="Absatz-Standardschriftart" style:family="text">
      <style:text-properties style:font-name="Arial"/>
    </style:style>
    <style:style style:name="T20" style:parent-style-name="Absatz-Standardschriftart" style:family="text">
      <style:text-properties style:font-name="Arial"/>
    </style:style>
    <style:style style:name="T21" style:parent-style-name="Absatz-Standardschriftart" style:family="text">
      <style:text-properties style:font-name="Arial"/>
    </style:style>
    <style:style style:name="T22" style:parent-style-name="Absatz-Standardschriftart" style:family="text">
      <style:text-properties style:font-name="Arial"/>
    </style:style>
    <style:style style:name="T23" style:parent-style-name="Absatz-Standardschriftart" style:family="text">
      <style:text-properties style:font-name="Arial"/>
    </style:style>
    <style:style style:name="T24" style:parent-style-name="Absatz-Standardschriftart" style:family="text">
      <style:text-properties style:font-name="Arial"/>
    </style:style>
    <style:style style:name="T25" style:parent-style-name="Absatz-Standardschriftart" style:family="text">
      <style:text-properties style:font-name="Arial"/>
    </style:style>
    <style:style style:name="T26" style:parent-style-name="Absatz-Standardschriftart" style:family="text">
      <style:text-properties style:font-name="Arial"/>
    </style:style>
    <style:style style:name="T27" style:parent-style-name="Absatz-Standardschriftart" style:family="text">
      <style:text-properties style:font-name="Arial"/>
    </style:style>
    <style:style style:name="T28" style:parent-style-name="Absatz-Standardschriftart" style:family="text">
      <style:text-properties style:font-name="Arial"/>
    </style:style>
    <style:style style:name="T29" style:parent-style-name="Absatz-Standardschriftart" style:family="text">
      <style:text-properties style:font-name="Arial"/>
    </style:style>
    <style:style style:name="T30" style:parent-style-name="Absatz-Standardschriftart" style:family="text">
      <style:text-properties style:font-name="Arial"/>
    </style:style>
    <style:style style:name="T31" style:parent-style-name="Absatz-Standardschriftart" style:family="text">
      <style:text-properties style:font-name="Arial"/>
    </style:style>
    <style:style style:name="T32" style:parent-style-name="Absatz-Standardschriftart" style:family="text">
      <style:text-properties style:font-name="Arial"/>
    </style:style>
    <style:style style:name="T33" style:parent-style-name="Absatz-Standardschriftart" style:family="text">
      <style:text-properties style:font-name="Arial"/>
    </style:style>
    <style:style style:name="T34" style:parent-style-name="Absatz-Standardschriftart" style:family="text">
      <style:text-properties style:font-name="Arial"/>
    </style:style>
    <style:style style:name="T35" style:parent-style-name="Absatz-Standardschriftart" style:family="text">
      <style:text-properties style:font-name="Arial"/>
    </style:style>
    <style:style style:name="T36" style:parent-style-name="Absatz-Standardschriftart" style:family="text">
      <style:text-properties style:font-name="Arial"/>
    </style:style>
    <style:style style:name="T37" style:parent-style-name="Absatz-Standardschriftart" style:family="text">
      <style:text-properties style:font-name="Arial"/>
    </style:style>
    <style:style style:name="T38" style:parent-style-name="Absatz-Standardschriftart" style:family="text">
      <style:text-properties style:font-name="Arial"/>
    </style:style>
    <style:style style:name="T39" style:parent-style-name="Absatz-Standardschriftart" style:family="text">
      <style:text-properties style:font-name="Arial"/>
    </style:style>
    <style:style style:name="T40" style:parent-style-name="Absatz-Standardschriftart" style:family="text">
      <style:text-properties style:font-name="Arial"/>
    </style:style>
    <style:style style:name="T41" style:parent-style-name="Absatz-Standardschriftart" style:family="text">
      <style:text-properties style:font-name="Arial"/>
    </style:style>
    <style:style style:name="T42" style:parent-style-name="Absatz-Standardschriftart" style:family="text">
      <style:text-properties style:font-name="Arial"/>
    </style:style>
    <style:style style:name="T43" style:parent-style-name="Absatz-Standardschriftart" style:family="text">
      <style:text-properties style:font-name="Arial" style:text-line-through-style="solid" style:text-line-through-width="auto" style:text-line-through-color="font-color" style:text-line-through-mode="continuous" style:text-line-through-type="single"/>
    </style:style>
    <style:style style:name="T44" style:parent-style-name="Absatz-Standardschriftart" style:family="text">
      <style:text-properties style:font-name="Arial"/>
    </style:style>
    <style:style style:name="T45" style:parent-style-name="Absatz-Standardschriftart" style:family="text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T50" style:parent-style-name="Absatz-Standardschriftart" style:family="text">
      <style:text-properties style:font-name="Arial"/>
    </style:style>
    <style:style style:name="T51" style:parent-style-name="Absatz-Standardschriftart" style:family="text">
      <style:text-properties style:font-name="Arial"/>
    </style:style>
    <style:style style:name="T52" style:parent-style-name="Absatz-Standardschriftart" style:family="text">
      <style:text-properties style:font-name="Arial"/>
    </style:style>
    <style:style style:name="T53" style:parent-style-name="Absatz-Standardschriftart" style:family="text">
      <style:text-properties style:font-name="Arial"/>
    </style:style>
    <style:style style:name="T54" style:parent-style-name="Absatz-Standardschriftart" style:family="text">
      <style:text-properties style:font-name="Arial"/>
    </style:style>
    <style:style style:name="T55" style:parent-style-name="Absatz-Standardschriftart" style:family="text">
      <style:text-properties style:font-name="Arial"/>
    </style:style>
    <style:style style:name="T56" style:parent-style-name="Absatz-Standardschriftart" style:family="text">
      <style:text-properties style:font-name="Arial"/>
    </style:style>
    <style:style style:name="T57" style:parent-style-name="Absatz-Standardschriftart" style:family="text">
      <style:text-properties style:font-name="Arial"/>
    </style:style>
    <style:style style:name="T58" style:parent-style-name="Absatz-Standardschriftart" style:family="text">
      <style:text-properties style:font-name="Arial"/>
    </style:style>
    <style:style style:name="T59" style:parent-style-name="Absatz-Standardschriftart" style:family="text">
      <style:text-properties style:font-name="Arial"/>
    </style:style>
    <style:style style:name="T60" style:parent-style-name="Absatz-Standardschriftart" style:family="text">
      <style:text-properties style:font-name="Arial"/>
    </style:style>
  </office:automatic-styles>
  <office:body>
    <office:text text:use-soft-page-breaks="true">
      <text:p text:style-name="P1">Die am 25ten Februar 1806. in<text:line-break/>Nazareth selig entschlafene verwit-<text:line-break/>wete Schwester Maria Agnes Rothe,<text:line-break/>geboren Pfingsttag, hat von ihrem<text:line-break/>Lebensgange einen schriftlichen<text:line-break/>Aufsatz hinterlassen, aus wel-<text:line-break/>chem folgendes anzuführen ist:</text:p>
      <text:p text:style-name="P2">Ich bin den 4ten April: 1735. zu<text:line-break/>[?]irsche im Würtembergischen<text:line-break/>geboren. Im Jahr 1737. kam ich mit<text:line-break/>meinen Eltern nach Amerika, wo<text:line-break/>wir zuerst etwa 9. Jahre in der<text:line-break/>Nähe von Philadelphia wohnten.<text:line-break/>Nach dieser Zeit, in welcher meine<text:line-break/>Eltern mit der Brüdergemeine be-<text:line-break/>kannt worden waren, zogen wir, um<text:line-break/>derselben näher zu seyn, in die Nähe<text:line-break/>von Bethlehem auf den Bech[?]-Berg.<text:line-break/>Bey Gelegenheit daß ich in Phila-<text:line-break/>delphia die Schule des Br. Pyrlaus be-<text:line-break/>sucht hatte, war ich in meinem Herzen<text:line-break/>vom Heiland angefasst worden; u. nun<text:line-break/>besuchte ich zum Segen für mein Herz<text:line-break/>fleißig in Bethlehem; wodurch in mir<text:line-break/>das Verlangen erregt u. i[mm]er stär-<text:line-break/>ker wurde, ganz zu dieser Gemeine<text:line-break/>zu ziehen. Als nach einiger Zeit<text:line-break/>der Br. Pyrlaus in meiner Eltern<text:line-break/>Haus besuchte, so bat ich ihn, ein gu-<text:line-break/>tes Wort für mich einzulegen, daß ich<text:line-break/>Erlaubniß bekäme, in Bethlehem zu<text:line-break/>wohnen. Er stellte mir zwar vor, daß<text:line-break/>ich es bey meinen Eltern im Aeußern viel<text:line-break/>besser haben kö[n]te als in Bethlehem,<text:line-break/>wo damals Armuth herrschte; allein<text:line-break/>ich ihm zu erkennen gab, mir ich dessen un-<text:line-break/>geachtet in meinem Herzen vest über-<text:line-break/>zeugt sey, daß ich zu dieser Gemeine ge-<text:line-break/>höre, so [???] mir endlich, meiner<text:line-break/>in dieser Absicht eingedenk zu seyn.<text:line-break/>Ich ko[n]te es kaum erwarten, bis mir mein<text:line-break/>Verlangen gewährt würde, u. als meine Mut-<text:line-break/>ter mir endlich anzeigte, daß ich die gewünsch-<text:line-break/>te Erlaubniß erhalten habe, so erregte die-<text:line-break/>ses in mir eine ungemeine Freude. Ich zog<text:line-break/>also in meinem 14ten Jahre nach Beth-<text:line-break/>lehem, war daselbst kindlich froh u.<text:line-break/>vergnügt, u. es war mir sehr wich-<text:line-break/>tig, dort wohnen zu dürfen. Den 14ten<text:line-break/>Novbr: 1748. wurde ich in die Gemeine<text:line-break/>aufgeno[m]en. Um diese Zeit ging<text:line-break/>in mir eine besondere Gnadenar-<text:line-break/><text:soft-page-break/>beit des Heilandes u. Seines h. Geistes <text:s text:c="124"/>vor, u. Ich wurde in meinem Herzen<text:line-break/>mehr auf Ihn gegründet. Im Merz<text:line-break/>1749. gelang ich zum erstmaligen<text:line-break/>Genuß des heil. Abendmahls mit der<text:line-break/>Gemeine. Ich ging damals meinen<text:line-break/>Gang vergnügt u. selig, u. we[n] mich<text:line-break/>etwas stören wollte, so redete ich offen-<text:line-break/>herzig mit meiner Chorarbeiterin dar-<text:line-break/>über aus, u. wurde zurechtgewiesen.<text:line-break/>Mein Gnadenloos zur Brüdergemei-<text:line-break/>ne zu gehören war mir unausprechlich<text:line-break/>groß u. wichtig, und dieselbe Gesinnung<text:line-break/>ist mir seit jener Zeit unverrückt ge-<text:line-break/>blieben. Im Jahre 1770. geschahe mir der</text:p>
      <text:p text:style-name="P3">Antrag mit meinem sel. Manne<text:line-break/>Johannes Rothe in die Ehe zu treten.<text:line-break/>Da ich im Chor der led. Schwestern<text:line-break/>meine Zeit sehr vergnügt verbracht, u.<text:line-break/>viel Gutes in demselben genoßen hatte,<text:line-break/>so fiel es mir nicht wenig schwer, mich<text:line-break/>von diesem Chor zu tre[n]en. Nach dem ich<text:line-break/>aber mit dem Heiland darüber ausgeredet<text:line-break/>u. dabey in meinem Herzen von Ihm die tröst-<text:line-break/>liche Versicherung beko[m]en hatte, daß gedach-<text:line-break/>ter Antrag nach Seiner Leitung an mich gekom-<text:line-break/>men sey, so ko[n]te ich mich mit Freudigkeit<text:line-break/>zur Annahme desselben entschließen. Die<text:line-break/>Trauung erfolgte am 16ten Aug [?] gedachten Jah-<text:line-break/>res, u. unser l. HErr hat zu dieser unsrer Ver-<text:line-break/>bindung sich in Gnaden bekannt. Wir bekamen<text:line-break/>einander zärtlich lieb, eines suchte es dem an-<text:line-break/>dern leicht zu machen, u. wir waren beyde<text:line-break/>gleiches Sinnes uns dem Dienste des HErrn<text:line-break/>willig zu weihen. Zufolge unsrer Bestim-<text:line-break/>mung zu Bedienung der Indianergemeine</text:p>
      <text:p text:style-name="Standard"><text:span text:style-name="T4">in Tschechscheguanink an der Susquetian-</text:span><text:span text:style-name="T5"><text:line-break/>nah traten wir einige Wochen nach unsrer</text:span><text:span text:style-name="T6"><text:line-break/>Trauung unsre Reise von Bethlehem da-</text:span><text:span text:style-name="T7"><text:line-break/>hin an. Als ich den ersten Indianer auf der</text:span><text:span text:style-name="T8"><text:line-break/>Reise zu Gesichte bekam, erschrak ich</text:span><text:span text:style-name="T9"><text:line-break/>über seinen milden Blick, und eben dieser</text:span><text:span text:style-name="T10"><text:line-break/>Mann wurde bald gründlich erweckt, und</text:span><text:span text:style-name="T11"><text:line-break/>einer unsrer lieben Brüder. Es gefiel</text:span><text:span text:style-name="T12"><text:line-break/>mir sehr wohl auf unsern Posten, und</text:span><text:span text:style-name="T13"><text:line-break/>ich hatte die Indianer herzlich lieb.“</text:span><text:span text:style-name="T14"><text:line-break/>So weit aus dem von ihr hinterlasse Auf-</text:span><text:span text:style-name="T15"><text:line-break/>satz. Aus einer schriftlichen Nach-</text:span><text:span text:style-name="T16"><text:line-break/>richt von ihrem seligen Manne ist fer-</text:span><text:span text:style-name="T17"><text:line-break/>neres zu ersehen: Im Jahr 1772. zo-</text:span><text:span text:style-name="T18"><text:line-break/>gen sie mit der Indianergemeine,</text:span><text:span text:style-name="T19"><text:line-break/>welche in Tschechscheguanink und in</text:span><text:span text:style-name="T20"><text:line-break/></text:span><text:soft-page-break/><text:span text:style-name="T21">Friedenshütten wohnte, in Begleitung</text:span><text:span text:style-name="T22"><text:line-break/>des sel. Br. Etweins nach Longontute-</text:span><text:span text:style-name="T23"><text:line-break/>ning an der großen Biber-[???].</text:span><text:span text:style-name="T24"><text:line-break/>Auf dieser Reise von acht Wochen durch</text:span><text:span text:style-name="T25"><text:line-break/>die Wildniß stürzte unsre sel: Schwe-</text:span><text:span text:style-name="T26"><text:line-break/>ster viermal mit ihrem 10. Monat alten</text:span><text:span text:style-name="T27"><text:line-break/>Kinde vom Pferde herab, doch wurden</text:span><text:span text:style-name="T28"><text:line-break/>sie beyde vor Schaden bewahrt.</text:span><text:span text:style-name="T29"><text:line-break/>An dem Biberfluß blieben sie bis</text:span><text:span text:style-name="T30"><text:line-break/>im April 1773., da sie abermal mit der</text:span><text:span text:style-name="T31"><text:line-break/>Gemeine aufbrachen, u. an den Fluß</text:span><text:span text:style-name="T32"><text:line-break/>Muskingum zogen, wo Schönbru[n] an-</text:span><text:span text:style-name="T33"><text:line-break/>gebaut wurde. Nachdem sie die Ge-</text:span><text:span text:style-name="T34"><text:line-break/>meine bis dahin begleitet hatten, gingen</text:span><text:span text:style-name="T35"><text:line-break/>sie bald darauf nach Gnadenhütten,</text:span><text:span text:style-name="T36"><text:line-break/>wo sich ein anderer Theil der Indianer-</text:span><text:span text:style-name="T37"><text:line-break/>Gemeine niedergelassen hatte. Diese</text:span><text:span text:style-name="T38"><text:line-break/>Gemeine bedienten sie bis zum 18ten</text:span><text:span text:style-name="T39"><text:line-break/>Aug[?]: desselben Jahres, begaben sich so-</text:span><text:span text:style-name="T40"><text:line-break/>dann auf erhaltenen [?] abermals</text:span><text:span text:style-name="T41"><text:line-break/>nach Schönbrunn, u. blieben daselbst</text:span><text:span text:style-name="T42"><text:line-break/>bis Ende May, worauf sie ihre<text:s/></text:span><text:span text:style-name="T43">Reise</text:span><text:span text:style-name="T44">[?]</text:span><text:span text:style-name="T45"><text:line-break/>Rückreise nach Bethlehem antraten.</text:span></text:p>
      <text:p text:style-name="P46">Nach manchen Beschwerden, aber auch<text:line-break/>manchen Erfahrungen der Bewahrung<text:line-break/>u. Hülfe des HErrn langten sie am 24[?] Juny<text:line-break/>mit ihren 2. Kindern glückl: in Bethlehem<text:line-break/>an. In der folgenden Zeit haben sie die<text:line-break/>Gemeine in Mountjoy, Yorktown, E-<text:line-break/>maus u. Hebron gedient. In Yorktown,<text:line-break/>wohin sie im Jahr 1790. zum zweyten-<text:line-break/>mal zogen, beschloß am 19[ten?] July 1790.<text:line-break/>ihr lieber Mann seinen Dienst u. seine<text:line-break/>Wallfahrt hienieden. Dieser Verlust<text:line-break/>ging ihr schmerzlich nahe, da sie mit<text:line-break/>ihm eine vergnügte Ehe geführt hatte.<text:line-break/>Dieselbe war mit vier Söhnen gesegnet,<text:line-break/>von welchen sie neun Enkel erlebt hat.<text:line-break/>Nach dem Heimgang ihres Mannes kam<text:line-break/>sie nach Bethlehem ins Chorhaus der<text:line-break/>Witwen, wo sie ihre Zeit vergnügt<text:line-break/>verbrachte, bis ihr im Jahr 1798. auf-<text:line-break/>getragen wurde, auf eine Zeitlang dem<text:line-break/>Br. Moltkes[?] in seinem Witwerstande[?]<text:line-break/>in Yorktown in der Haushaltung und<text:line-break/>sonst zu assistiren. Die Schwestern,<text:line-break/>die daselbst schon ehedem ihre Pflege<text:line-break/>genossen hatten, freuten sich gar<text:line-break/>sehr, sie wieder zu sehen, u. eine Zeit-<text:line-break/>lang ihres angenehmen und vertrau-<text:line-break/>lichen Umgangs zu genießen.</text:p>
      <text:soft-page-break/>
      <text:p text:style-name="P47">Im May des folgenden Jahres zog sie<text:line-break/>nach [?] zu ihren Kindern, den Ge-<text:line-break/>schwistern John Rothes, welche den da-<text:line-break/>sigen Gasthof bedienten; u. als diesel-<text:line-break/>zu[?] gleichem Zweck hierher nach Na-<text:line-break/>zareth zogen, blieb sie bey ihnen, u.<text:line-break/>nahm sich mit unermüdeter Sorg-<text:line-break/>falt ihrer kleinen Kinder an, wo-<text:line-break/>für sie ihr sehr dankbar waren.</text:p>
      <text:p text:style-name="P48">Aber nicht nur ihren Kindern u. En-<text:line-break/>keln, für die sie unabläßig zum<text:line-break/>Heiland betete, war sie eine treue u.<text:line-break/>schätzbare Mutter, sondern sie<text:line-break/>war auch allen ihren Chorgenossen<text:line-break/>u. jedermann, der mit ihr umzugehen<text:line-break/>Gelegenheit hatte, wegen ihres schuft-[?]<text:line-break/>müthigen, friedliebenden, herzlichen,<text:line-break/>kindlichen, frohen u. offenen Wesens<text:line-break/>lieb u. werth. Aus ihren Worten u. Werken<text:line-break/>war Lob u. Dank gegen ihren treuen<text:line-break/>Heiland u. Versöhner, u. auch Niedrigkeit<text:line-break/>u. Treue ihres Herzens deutlich zu mer-<text:line-break/>ken. Sie war eine treue Magd des<text:line-break/>HErrn, u. sie wird bey allen denjenigen<text:line-break/>welche ihres Dienstes u. ihrer Pflege<text:line-break/>genoßen haben, in liebreichen und ge-<text:line-break/>segnetem Andenken bleiben; wie sie<text:line-break/>denn auch noch bey vielen von der Zeit her,<text:line-break/>da sie im led. Schwestern-Chor zur<text:line-break/>Pflege u. Wartung der Kranken an-<text:line-break/>gestellt war, wegen ihrer überaus<text:line-break/>zärtlichen u. treuen Bedienung der<text:line-break/>Kranken in dankbarem Andenken<text:line-break/>ist. Einige Zeit vor ihrem Ende<text:line-break/>wurde sie mit einem heftigen Hu-<text:line-break/>sten befallen, der sie sehr an-<text:line-break/>griff u. schwächte, u. sie endlich,<text:line-break/>da sich Schmerzen in den Gliedern<text:line-break/>dazu einfanden, bettlägerig machte.<text:line-break/>Sie schien jedoch nicht zu vermuthen,<text:line-break/>daß diese Krankheit die Gelegen-<text:line-break/>heit zu ihrer Vollendung werden solle.</text:p>
      <text:p text:style-name="P49">Am 24ten Febr. 1805. genoß sie noch das<text:line-break/>heil: Abendmahl mit besonderer Hinge-<text:line-break/>no[m]enheit ihres Herzens, u. am 25ten früh<text:line-break/>äußerte sie, daß sie mal heimgehen<text:line-break/>werde. Sie war dabey sehr vergnügt<text:line-break/>u. kindlich, u. unterhielt sich mit den Be-<text:line-break/>suchenden auf eine angenehme Weise.</text:p>
      <text:p text:style-name="Standard"><text:span text:style-name="T50">Gegen ihre Kinder u. Enkelchen war</text:span><text:span text:style-name="T51"><text:line-break/>sie sehr liebhabend. Nachmittags</text:span><text:span text:style-name="T52"><text:line-break/>in der 3ten Stunde, ehe man es noch ver-</text:span><text:span text:style-name="T53"><text:line-break/></text:span><text:soft-page-break/><text:span text:style-name="T54">muthete, waren die Anzeigen da, daß</text:span><text:span text:style-name="T55"><text:line-break/>ihre Seele zu der ewigen Heimath eile,</text:span><text:span text:style-name="T56"><text:line-break/>u. unter dem Gesang einiger Verse</text:span><text:span text:style-name="T57"><text:line-break/>u. mit dem Segen der Gemeine beglei-</text:span><text:span text:style-name="T58"><text:line-break/>tet verschied sie auf eine ungemein</text:span><text:span text:style-name="T59"><text:line-break/>sanfte Weise im 70ten Jahre ihres</text:span><text:span text:style-name="T60"><text:line-break/>Alter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rcés, Dr. Juan</dc:creator>
    <meta:creation-date>2022-09-06T07:55:00Z</meta:creation-date>
    <dc:date>2022-09-20T13:15:00Z</dc:date>
    <meta:template xlink:href="Normal.dotm" xlink:type="simple"/>
    <meta:editing-cycles>40</meta:editing-cycles>
    <meta:editing-duration>PT0S</meta:editing-duration>
    <meta:document-statistic meta:page-count="5" meta:paragraph-count="16" meta:word-count="1104" meta:character-count="8048" meta:row-count="58" meta:non-whitespace-character-count="6960"/>
  </office:meta>
</office:document-meta>
</file>